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5.51cm" style:rel-column-width="21242*"/>
    </style:style>
    <style:style style:name="Tableau1.C" style:family="table-column">
      <style:table-column-properties style:column-width="2.91cm" style:rel-column-width="11219*"/>
    </style:style>
    <style:style style:name="Tableau1.D" style:family="table-column">
      <style:table-column-properties style:column-width="5.592cm" style:rel-column-width="21556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ObjectDGM(view.getSOParent())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ObjectDGM(view.getSOParent())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SO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vocValues(u'imio.project.core.content.project.manager_vocabulary', 'manager', sep=', '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propre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3">do text</text:span></text:p><text:p text:style-name="P1"><text:span text:style-name="T3">from xhtml(view.getObjectDGM(view.getParent()).getOwnBudget(obj=self))</text:span></text:p></office:annotation>champ budget propr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 budget</text:p>
          </table:table-cell>
          <table:table-cell table:style-name="Tableau1.A2" table:number-columns-spanned="3" office:value-type="string">
            <text:p text:style-name="fa-attr-valeur"><office:annotation><dc:creator>sge </dc:creator><dc:date>2013-09-18T13:05:33</dc:date><text:p text:style-name="P1"><text:span text:style-name="T2">do text</text:span></text:p><text:p text:style-name="P1"><text:span text:style-name="T1">from xhtml(view.get('budget_comments'))</text:span></text:p></office:annotation>champ budget_comments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9-18T13:05:44</dc:date>
    <dc:creator>sge </dc:creator>
    <meta:editing-duration>PT7H8M5S</meta:editing-duration>
    <meta:editing-cycles>46</meta:editing-cycles>
    <meta:generator>LibreOffice/3.5$Linux_X86_64 LibreOffice_project/350m1$Build-2</meta:generator>
    <meta:document-statistic meta:table-count="1" meta:image-count="0" meta:object-count="0" meta:page-count="1" meta:paragraph-count="27" meta:word-count="53" meta:character-count="629" meta:non-whitespace-character-count="609"/>
  </office:meta>
</office:document-meta>
</file>